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 style:master-page-name="Standard">
      <style:table-properties style:width="15.736cm" style:page-number="auto" table:align="center" style:writing-mode="lr-tb"/>
    </style:style>
    <style:style style:name="Table1.A" style:family="table-column">
      <style:table-column-properties style:column-width="15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style:border-line-width="0.053cm 0.026cm 0.026cm" fo:padding="0.397cm" fo:border="3pt double #c0c0c0" style:writing-mode="lr-tb"/>
    </style:style>
    <style:style style:name="Table18" style:family="table">
      <style:table-properties style:width="14.757cm" fo:margin-left="0cm" table:align="left" style:writing-mode="lr-tb"/>
    </style:style>
    <style:style style:name="Table18.A" style:family="table-column">
      <style:table-column-properties style:column-width="1.115cm"/>
    </style:style>
    <style:style style:name="Table18.B" style:family="table-column">
      <style:table-column-properties style:column-width="1.094cm"/>
    </style:style>
    <style:style style:name="Table18.C" style:family="table-column">
      <style:table-column-properties style:column-width="1.081cm"/>
    </style:style>
    <style:style style:name="Table18.D" style:family="table-column">
      <style:table-column-properties style:column-width="1.088cm"/>
    </style:style>
    <style:style style:name="Table18.E" style:family="table-column">
      <style:table-column-properties style:column-width="1.057cm"/>
    </style:style>
    <style:style style:name="Table18.F" style:family="table-column">
      <style:table-column-properties style:column-width="3.789cm"/>
    </style:style>
    <style:style style:name="Table18.G" style:family="table-column">
      <style:table-column-properties style:column-width="1.154cm"/>
    </style:style>
    <style:style style:name="Table18.K" style:family="table-column">
      <style:table-column-properties style:column-width="1.117cm"/>
    </style:style>
    <style:style style:name="Table18.1" style:family="table-row">
      <style:table-row-properties style:min-row-height="0.635cm" fo:keep-together="auto"/>
    </style:style>
    <style:style style:name="Table18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18.B1" style:family="table-cell">
      <style:table-cell-properties style:vertical-align="top" fo:padding="0cm" fo:border-left="1pt solid #000000" fo:border-right="none" fo:border-top="1pt solid #000000" fo:border-bottom="none" style:writing-mode="lr-tb"/>
    </style:style>
    <style:style style:name="Table18.C1" style:family="table-cell">
      <style:table-cell-properties style:vertical-align="top" fo:background-color="#7f7f7f" fo:padding="0cm" fo:border-left="1pt solid #000000" fo:border-right="none" fo:border-top="1pt solid #000000" fo:border-bottom="none" style:writing-mode="lr-tb">
        <style:background-image/>
      </style:table-cell-properties>
    </style:style>
    <style:style style:name="Table18.D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J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K1" style:family="table-cell">
      <style:table-cell-properties style:vertical-align="top" fo:padding="0cm" fo:border="1pt solid #000000" style:writing-mode="lr-tb"/>
    </style:style>
    <style:style style:name="Table18.A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4" style:family="table-cell">
      <style:table-cell-properties style:vertical-align="top" fo:background-color="#666666" fo:padding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8.K4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18.A5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5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D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I5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J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5" style:family="table-cell">
      <style:table-cell-properties style:vertical-align="top" fo:background-color="#7f7f7f" fo:padding="0cm" fo:border="1pt solid #000000" style:writing-mode="lr-tb">
        <style:background-image/>
      </style:table-cell-properties>
    </style:style>
    <style:style style:name="Table18.A6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D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6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6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6" style:family="table-cell">
      <style:table-cell-properties style:vertical-align="top" fo:background-color="#7f7f7f" fo:padding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8.I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6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7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8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D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8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18.A9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9" style:family="table-cell">
      <style:table-cell-properties style:vertical-align="top" fo:background-color="#7f7f7f" fo:padding="0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18.A10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1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1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10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1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0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1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1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10" style:family="table-cell">
      <style:table-cell-properties style:vertical-align="top" fo:padding="0cm" fo:border="1pt solid #000000" style:writing-mode="lr-tb"/>
    </style:style>
    <style:style style:name="Table18.A11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1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I1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1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1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1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1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1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H1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1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3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1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1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1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1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1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4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1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1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I1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14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5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15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C1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1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1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1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15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6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1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16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E1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1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16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7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1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1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1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1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8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1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C1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E1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18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19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1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1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1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1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1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1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19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0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2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20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E2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2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2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20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1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2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D2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2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2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2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2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2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C2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2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2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2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2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2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3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2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C2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2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2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2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I23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K2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4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2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2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2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2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2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K24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25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none" style:writing-mode="lr-tb"/>
    </style:style>
    <style:style style:name="Table18.B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H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2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25" style:family="table-cell">
      <style:table-cell-properties style:vertical-align="top" fo:padding="0cm" fo:border-left="1pt solid #000000" fo:border-right="1pt solid #000000" fo:border-top="none" fo:border-bottom="none" style:writing-mode="lr-tb"/>
    </style:style>
    <style:style style:name="Table18.A26" style:family="table-cell">
      <style:table-cell-properties style:vertical-align="top" fo:padding-left="0.125cm" fo:padding-right="0.125cm" fo:padding-top="0cm" fo:padding-bottom="0cm" fo:border-left="none" fo:border-right="none" fo:border-top="1pt solid #000000" fo:border-bottom="none" style:writing-mode="lr-tb"/>
    </style:style>
    <style:style style:name="Table18.B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C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D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E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F26" style:family="table-cell">
      <style:table-cell-properties style:vertical-align="top" fo:padding="0cm" fo:border="none" style:writing-mode="lr-tb"/>
    </style:style>
    <style:style style:name="Table18.G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H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I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J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K26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8.A27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18.B27" style:family="table-cell">
      <style:table-cell-properties style:vertical-align="top" fo:padding="0cm" fo:border="none" style:writing-mode="lr-tb"/>
    </style:style>
    <style:style style:name="Table18.C27" style:family="table-cell">
      <style:table-cell-properties style:vertical-align="top" fo:padding="0cm" fo:border="none" style:writing-mode="lr-tb"/>
    </style:style>
    <style:style style:name="Table18.D27" style:family="table-cell">
      <style:table-cell-properties style:vertical-align="top" fo:padding="0cm" fo:border="none" style:writing-mode="lr-tb"/>
    </style:style>
    <style:style style:name="Table18.E27" style:family="table-cell">
      <style:table-cell-properties style:vertical-align="top" fo:padding="0cm" fo:border="none" style:writing-mode="lr-tb"/>
    </style:style>
    <style:style style:name="Table18.F27" style:family="table-cell">
      <style:table-cell-properties style:vertical-align="top" fo:padding="0cm" fo:border="none" style:writing-mode="lr-tb"/>
    </style:style>
    <style:style style:name="Table18.G27" style:family="table-cell">
      <style:table-cell-properties style:vertical-align="top" fo:padding="0cm" fo:border="none" style:writing-mode="lr-tb"/>
    </style:style>
    <style:style style:name="Table18.H27" style:family="table-cell">
      <style:table-cell-properties style:vertical-align="top" fo:padding="0cm" fo:border="none" style:writing-mode="lr-tb"/>
    </style:style>
    <style:style style:name="Table18.I27" style:family="table-cell">
      <style:table-cell-properties style:vertical-align="top" fo:padding="0cm" fo:border="none" style:writing-mode="lr-tb"/>
    </style:style>
    <style:style style:name="Table18.J27" style:family="table-cell">
      <style:table-cell-properties style:vertical-align="top" fo:padding="0cm" fo:border="none" style:writing-mode="lr-tb"/>
    </style:style>
    <style:style style:name="Table18.K27" style:family="table-cell">
      <style:table-cell-properties style:vertical-align="top" fo:padding="0cm" fo:border="none" style:writing-mode="lr-tb"/>
    </style:style>
    <style:style style:name="Table18.B2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E2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2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I28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K28" style:family="table-cell">
      <style:table-cell-properties style:vertical-align="top" fo:padding="0cm" fo:border="1pt solid #000000" style:writing-mode="lr-tb"/>
    </style:style>
    <style:style style:name="Table18.A29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2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C2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2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F2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2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2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2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29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0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3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D3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0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F3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3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3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0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1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3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C3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3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3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3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3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3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3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3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33" style:family="table-cell">
      <style:table-cell-properties style:vertical-align="top" fo:background-color="#7f7f7f" fo:padding="0cm" fo:border-left="1pt solid #000000" fo:border-right="none" fo:border-top="none" fo:border-bottom="none" style:writing-mode="lr-tb">
        <style:background-image/>
      </style:table-cell-properties>
    </style:style>
    <style:style style:name="Table18.J3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4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3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3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3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J3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4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5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D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3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5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6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3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3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3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3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6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7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3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37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J3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8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3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3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3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3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8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39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3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3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3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3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3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3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39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0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C4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4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0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1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4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4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C4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4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4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3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3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3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43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4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C4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4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4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J44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44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5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5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5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5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6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D4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6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6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46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7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7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47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8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4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4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48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48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8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49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4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C49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E4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4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4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49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J49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49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50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C5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D5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5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5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5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I50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50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50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51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5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E5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5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51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5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I51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K51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18.A52" style:family="table-cell">
      <style:table-cell-properties style:vertical-align="top" fo:padding-left="0.125cm" fo:padding-right="0.125cm" fo:padding-top="0cm" fo:padding-bottom="0cm" fo:border-left="1pt solid #000000" fo:border-right="none" fo:border-top="none" fo:border-bottom="1pt solid #000000" style:writing-mode="lr-tb"/>
    </style:style>
    <style:style style:name="Table18.B52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18.C5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E5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F52" style:family="table-cell">
      <style:table-cell-properties style:vertical-align="top" fo:padding="0cm" fo:border-left="1pt solid #000000" fo:border-right="none" fo:border-top="none" fo:border-bottom="none" style:writing-mode="lr-tb"/>
    </style:style>
    <style:style style:name="Table18.G5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H5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J5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18.K5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pt" style:font-name-asian="Times New Roman" style:font-size-asian="13pt" style:language-asian="ru" style:country-asian="RU" style:font-name-complex="Times New Roman" style:font-size-complex="13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Times New Roman" fo:font-size="13pt" style:font-name-asian="Times New Roman" style:font-size-asian="13pt" style:language-asian="ru" style:country-asian="RU" style:font-name-complex="Times New Roman" style:font-size-complex="13pt"/>
    </style:style>
    <style:style style:name="P6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column table:style-name="Table18.D"/>
              <table:table-column table:style-name="Table18.E"/>
              <table:table-column table:style-name="Table18.F"/>
              <table:table-column table:style-name="Table18.G"/>
              <table:table-column table:style-name="Table18.B"/>
              <table:table-column table:style-name="Table18.C"/>
              <table:table-column table:style-name="Table18.D"/>
              <table:table-column table:style-name="Table18.K"/>
              <table:table-row table:style-name="Table18.1">
                <table:table-cell table:style-name="Table18.A1" office:value-type="string">
                  <text:p text:style-name="P5">1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1" office:value-type="string">
                  <text:p text:style-name="P5"> </text:p>
                </table:table-cell>
                <table:table-cell table:style-name="Table18.B1" office:value-type="string">
                  <text:p text:style-name="P5"> </text:p>
                </table:table-cell>
                <table:table-cell table:style-name="Table18.F1" office:value-type="string">
                  <text:p text:style-name="P3"> </text:p>
                </table:table-cell>
                <table:table-cell table:style-name="Table18.B1" office:value-type="string">
                  <text:p text:style-name="P5">26</text:p>
                </table:table-cell>
                <table:table-cell table:style-name="Table18.H1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1" office:value-type="string">
                  <text:p text:style-name="P5">В</text:p>
                </table:table-cell>
                <table:table-cell table:style-name="Table18.K1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" office:value-type="string">
                  <text:p text:style-name="P5">2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2" office:value-type="string">
                  <text:p text:style-name="P5"> </text:p>
                </table:table-cell>
                <table:table-cell table:style-name="Table18.E2" office:value-type="string">
                  <text:p text:style-name="P5"> </text:p>
                </table:table-cell>
                <table:table-cell table:style-name="Table18.F2" office:value-type="string">
                  <text:p text:style-name="P3"> </text:p>
                </table:table-cell>
                <table:table-cell table:style-name="Table18.G2" office:value-type="string">
                  <text:p text:style-name="P5">27</text:p>
                </table:table-cell>
                <table:table-cell table:style-name="Table18.H2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2" office:value-type="string">
                  <text:p text:style-name="P5">В</text:p>
                </table:table-cell>
                <table:table-cell table:style-name="Table18.K2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" office:value-type="string">
                  <text:p text:style-name="P5">3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3" office:value-type="string">
                  <text:p text:style-name="P5"> </text:p>
                </table:table-cell>
                <table:table-cell table:style-name="Table18.E3" office:value-type="string">
                  <text:p text:style-name="P5"> </text:p>
                </table:table-cell>
                <table:table-cell table:style-name="Table18.F3" office:value-type="string">
                  <text:p text:style-name="P3"> </text:p>
                </table:table-cell>
                <table:table-cell table:style-name="Table18.G3" office:value-type="string">
                  <text:p text:style-name="P5">28</text:p>
                </table:table-cell>
                <table:table-cell table:style-name="Table18.H3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3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4" office:value-type="string">
                  <text:p text:style-name="P5">4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4" office:value-type="string">
                  <text:p text:style-name="P5"> </text:p>
                </table:table-cell>
                <table:table-cell table:style-name="Table18.E4" office:value-type="string">
                  <text:p text:style-name="P5"> </text:p>
                </table:table-cell>
                <table:table-cell table:style-name="Table18.F4" office:value-type="string">
                  <text:p text:style-name="P3"> </text:p>
                </table:table-cell>
                <table:table-cell table:style-name="Table18.G4" office:value-type="string">
                  <text:p text:style-name="P5">29</text:p>
                </table:table-cell>
                <table:table-cell table:style-name="Table18.H4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J4" office:value-type="string">
                  <text:p text:style-name="P5">В</text:p>
                </table:table-cell>
                <table:table-cell table:style-name="Table18.K4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5" office:value-type="string">
                  <text:p text:style-name="P5">5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C5" office:value-type="string">
                  <text:p text:style-name="P5">Б</text:p>
                </table:table-cell>
                <table:table-cell table:style-name="Table18.D5" office:value-type="string">
                  <text:p text:style-name="P5"> </text:p>
                </table:table-cell>
                <table:table-cell table:style-name="Table18.E5" office:value-type="string">
                  <text:p text:style-name="P5"> </text:p>
                </table:table-cell>
                <table:table-cell table:style-name="Table18.F5" office:value-type="string">
                  <text:p text:style-name="P3"> </text:p>
                </table:table-cell>
                <table:table-cell table:style-name="Table18.G5" office:value-type="string">
                  <text:p text:style-name="P5">30</text:p>
                </table:table-cell>
                <table:table-cell table:style-name="Table18.H5" office:value-type="string">
                  <text:p text:style-name="P5">А</text:p>
                </table:table-cell>
                <table:table-cell table:style-name="Table18.I5" office:value-type="string">
                  <text:p text:style-name="P5">Б</text:p>
                </table:table-cell>
                <table:table-cell table:style-name="Table18.J5" office:value-type="string">
                  <text:p text:style-name="P5">В</text:p>
                </table:table-cell>
                <table:table-cell table:style-name="Table18.K5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6" office:value-type="string">
                  <text:p text:style-name="P5">6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C6" office:value-type="string">
                  <text:p text:style-name="P5">Б</text:p>
                </table:table-cell>
                <table:table-cell table:style-name="Table18.D6" office:value-type="string">
                  <text:p text:style-name="P5"> </text:p>
                </table:table-cell>
                <table:table-cell table:style-name="Table18.E6" office:value-type="string">
                  <text:p text:style-name="P5"> </text:p>
                </table:table-cell>
                <table:table-cell table:style-name="Table18.F6" office:value-type="string">
                  <text:p text:style-name="P3"> </text:p>
                </table:table-cell>
                <table:table-cell table:style-name="Table18.G6" office:value-type="string">
                  <text:p text:style-name="P5">31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6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7" office:value-type="string">
                  <text:p text:style-name="P5">7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C7" office:value-type="string">
                  <text:p text:style-name="P5">Б</text:p>
                </table:table-cell>
                <table:table-cell table:style-name="Table18.D7" office:value-type="string">
                  <text:p text:style-name="P5"> </text:p>
                </table:table-cell>
                <table:table-cell table:style-name="Table18.E7" office:value-type="string">
                  <text:p text:style-name="P5"> </text:p>
                </table:table-cell>
                <table:table-cell table:style-name="Table18.F7" office:value-type="string">
                  <text:p text:style-name="P3"> </text:p>
                </table:table-cell>
                <table:table-cell table:style-name="Table18.G7" office:value-type="string">
                  <text:p text:style-name="P5">32</text:p>
                </table:table-cell>
                <table:table-cell table:style-name="Table18.H7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7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8" office:value-type="string">
                  <text:p text:style-name="P5">8</text:p>
                </table:table-cell>
                <table:table-cell table:style-name="Table18.B8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8" office:value-type="string">
                  <text:p text:style-name="P5"> </text:p>
                </table:table-cell>
                <table:table-cell table:style-name="Table18.E8" office:value-type="string">
                  <text:p text:style-name="P5"> </text:p>
                </table:table-cell>
                <table:table-cell table:style-name="Table18.F8" office:value-type="string">
                  <text:p text:style-name="P3"> </text:p>
                </table:table-cell>
                <table:table-cell table:style-name="Table18.G8" office:value-type="string">
                  <text:p text:style-name="P5">33</text:p>
                </table:table-cell>
                <table:table-cell table:style-name="Table18.H8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8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9" office:value-type="string">
                  <text:p text:style-name="P5">9</text:p>
                </table:table-cell>
                <table:table-cell table:style-name="Table18.B9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9" office:value-type="string">
                  <text:p text:style-name="P5"> </text:p>
                </table:table-cell>
                <table:table-cell table:style-name="Table18.E9" office:value-type="string">
                  <text:p text:style-name="P5"> </text:p>
                </table:table-cell>
                <table:table-cell table:style-name="Table18.F9" office:value-type="string">
                  <text:p text:style-name="P3"> </text:p>
                </table:table-cell>
                <table:table-cell table:style-name="Table18.G9" office:value-type="string">
                  <text:p text:style-name="P5">34</text:p>
                </table:table-cell>
                <table:table-cell table:style-name="Table18.H9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J9" office:value-type="string">
                  <text:p text:style-name="P5">В</text:p>
                </table:table-cell>
                <table:table-cell table:style-name="Table18.K9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10" office:value-type="string">
                  <text:p text:style-name="P5">10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10" office:value-type="string">
                  <text:p text:style-name="P5">Б</text:p>
                </table:table-cell>
                <table:table-cell table:style-name="Table18.D10" office:value-type="string">
                  <text:p text:style-name="P5"> </text:p>
                </table:table-cell>
                <table:table-cell table:style-name="Table18.E10" office:value-type="string">
                  <text:p text:style-name="P5"> </text:p>
                </table:table-cell>
                <table:table-cell table:style-name="Table18.F10" office:value-type="string">
                  <text:p text:style-name="P3"> </text:p>
                </table:table-cell>
                <table:table-cell table:style-name="Table18.G10" office:value-type="string">
                  <text:p text:style-name="P5">35</text:p>
                </table:table-cell>
                <table:table-cell table:style-name="Table18.H10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10" office:value-type="string">
                  <text:p text:style-name="P5">В</text:p>
                </table:table-cell>
                <table:table-cell table:style-name="Table18.K10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11" office:value-type="string">
                  <text:p text:style-name="P5">11</text:p>
                </table:table-cell>
                <table:table-cell table:style-name="Table18.B1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11" office:value-type="string">
                  <text:p text:style-name="P5"> </text:p>
                </table:table-cell>
                <table:table-cell table:style-name="Table18.E11" office:value-type="string">
                  <text:p text:style-name="P5"> </text:p>
                </table:table-cell>
                <table:table-cell table:style-name="Table18.F11" office:value-type="string">
                  <text:p text:style-name="P3"> </text:p>
                </table:table-cell>
                <table:table-cell table:style-name="Table18.G11" office:value-type="string">
                  <text:p text:style-name="P5">36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11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11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12" office:value-type="string">
                  <text:p text:style-name="P5">12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12" office:value-type="string">
                  <text:p text:style-name="P5">Б</text:p>
                </table:table-cell>
                <table:table-cell table:style-name="Table18.D12" office:value-type="string">
                  <text:p text:style-name="P5"> </text:p>
                </table:table-cell>
                <table:table-cell table:style-name="Table18.E12" office:value-type="string">
                  <text:p text:style-name="P5"> </text:p>
                </table:table-cell>
                <table:table-cell table:style-name="Table18.F12" office:value-type="string">
                  <text:p text:style-name="P3"> </text:p>
                </table:table-cell>
                <table:table-cell table:style-name="Table18.G12" office:value-type="string">
                  <text:p text:style-name="P5">37</text:p>
                </table:table-cell>
                <table:table-cell table:style-name="Table18.H12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12" office:value-type="string">
                  <text:p text:style-name="P5">Г</text:p>
                </table:table-cell>
              </table:table-row>
              <table:table-row table:style-name="Table18.1">
                <table:table-cell table:style-name="Table18.A13" office:value-type="string">
                  <text:p text:style-name="P5">13</text:p>
                </table:table-cell>
                <table:table-cell table:style-name="Table18.B13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13" office:value-type="string">
                  <text:p text:style-name="P5"> </text:p>
                </table:table-cell>
                <table:table-cell table:style-name="Table18.E13" office:value-type="string">
                  <text:p text:style-name="P5"> </text:p>
                </table:table-cell>
                <table:table-cell table:style-name="Table18.F13" office:value-type="string">
                  <text:p text:style-name="P3"> </text:p>
                </table:table-cell>
                <table:table-cell table:style-name="Table18.G13" office:value-type="string">
                  <text:p text:style-name="P5">38</text:p>
                </table:table-cell>
                <table:table-cell table:style-name="Table18.H13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13" office:value-type="string">
                  <text:p text:style-name="P5">В</text:p>
                </table:table-cell>
                <table:table-cell table:style-name="Table18.K13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4" office:value-type="string">
                  <text:p text:style-name="P5">14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14" office:value-type="string">
                  <text:p text:style-name="P5">В</text:p>
                </table:table-cell>
                <table:table-cell table:style-name="Table18.E14" office:value-type="string">
                  <text:p text:style-name="P5"> </text:p>
                </table:table-cell>
                <table:table-cell table:style-name="Table18.F14" office:value-type="string">
                  <text:p text:style-name="P3"> </text:p>
                </table:table-cell>
                <table:table-cell table:style-name="Table18.G14" office:value-type="string">
                  <text:p text:style-name="P5">39</text:p>
                </table:table-cell>
                <table:table-cell table:style-name="Table18.H14" office:value-type="string">
                  <text:p text:style-name="P5">А</text:p>
                </table:table-cell>
                <table:table-cell table:style-name="Table18.I14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14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5" office:value-type="string">
                  <text:p text:style-name="P5">15</text:p>
                </table:table-cell>
                <table:table-cell table:style-name="Table18.B15" office:value-type="string">
                  <text:p text:style-name="P5">А</text:p>
                </table:table-cell>
                <table:table-cell table:style-name="Table18.C15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15" office:value-type="string">
                  <text:p text:style-name="P5"> </text:p>
                </table:table-cell>
                <table:table-cell table:style-name="Table18.F15" office:value-type="string">
                  <text:p text:style-name="P3"> </text:p>
                </table:table-cell>
                <table:table-cell table:style-name="Table18.G15" office:value-type="string">
                  <text:p text:style-name="P5">40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15" office:value-type="string">
                  <text:p text:style-name="P5">Б</text:p>
                </table:table-cell>
                <table:table-cell table:style-name="Table18.J15" office:value-type="string">
                  <text:p text:style-name="P5">В</text:p>
                </table:table-cell>
                <table:table-cell table:style-name="Table18.K15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6" office:value-type="string">
                  <text:p text:style-name="P5">16</text:p>
                </table:table-cell>
                <table:table-cell table:style-name="Table18.B16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16" office:value-type="string">
                  <text:p text:style-name="P5">В</text:p>
                </table:table-cell>
                <table:table-cell table:style-name="Table18.E16" office:value-type="string">
                  <text:p text:style-name="P5"> </text:p>
                </table:table-cell>
                <table:table-cell table:style-name="Table18.F16" office:value-type="string">
                  <text:p text:style-name="P3"> </text:p>
                </table:table-cell>
                <table:table-cell table:style-name="Table18.G16" office:value-type="string">
                  <text:p text:style-name="P5">41</text:p>
                </table:table-cell>
                <table:table-cell table:style-name="Table18.H16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16" office:value-type="string">
                  <text:p text:style-name="P5">В</text:p>
                </table:table-cell>
                <table:table-cell table:style-name="Table18.K16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7" office:value-type="string">
                  <text:p text:style-name="P5">17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17" office:value-type="string">
                  <text:p text:style-name="P5">В</text:p>
                </table:table-cell>
                <table:table-cell table:style-name="Table18.E17" office:value-type="string">
                  <text:p text:style-name="P5"> </text:p>
                </table:table-cell>
                <table:table-cell table:style-name="Table18.F17" office:value-type="string">
                  <text:p text:style-name="P3"> </text:p>
                </table:table-cell>
                <table:table-cell table:style-name="Table18.G17" office:value-type="string">
                  <text:p text:style-name="P5">42</text:p>
                </table:table-cell>
                <table:table-cell table:style-name="Table18.H17" office:value-type="string">
                  <text:p text:style-name="P5">А</text:p>
                </table:table-cell>
                <table:table-cell table:style-name="Table18.I17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K17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8" office:value-type="string">
                  <text:p text:style-name="P5">18</text:p>
                </table:table-cell>
                <table:table-cell table:style-name="Table18.B18" office:value-type="string">
                  <text:p text:style-name="P5">А</text:p>
                </table:table-cell>
                <table:table-cell table:style-name="Table18.C18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18" office:value-type="string">
                  <text:p text:style-name="P5"> </text:p>
                </table:table-cell>
                <table:table-cell table:style-name="Table18.F18" office:value-type="string">
                  <text:p text:style-name="P3"> </text:p>
                </table:table-cell>
                <table:table-cell table:style-name="Table18.G18" office:value-type="string">
                  <text:p text:style-name="P5">43</text:p>
                </table:table-cell>
                <table:table-cell table:style-name="Table18.H18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18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19" office:value-type="string">
                  <text:p text:style-name="P5">19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19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19" office:value-type="string">
                  <text:p text:style-name="P5"> </text:p>
                </table:table-cell>
                <table:table-cell table:style-name="Table18.F19" office:value-type="string">
                  <text:p text:style-name="P3"> </text:p>
                </table:table-cell>
                <table:table-cell table:style-name="Table18.G19" office:value-type="string">
                  <text:p text:style-name="P5">44</text:p>
                </table:table-cell>
                <table:table-cell table:style-name="Table18.H19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19" office:value-type="string">
                  <text:p text:style-name="P5">В</text:p>
                </table:table-cell>
                <table:table-cell table:style-name="Table18.K19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0" office:value-type="string">
                  <text:p text:style-name="P5">20</text:p>
                </table:table-cell>
                <table:table-cell table:style-name="Table18.B20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20" office:value-type="string">
                  <text:p text:style-name="P5">В</text:p>
                </table:table-cell>
                <table:table-cell table:style-name="Table18.E20" office:value-type="string">
                  <text:p text:style-name="P5"> </text:p>
                </table:table-cell>
                <table:table-cell table:style-name="Table18.F20" office:value-type="string">
                  <text:p text:style-name="P3"> </text:p>
                </table:table-cell>
                <table:table-cell table:style-name="Table18.G20" office:value-type="string">
                  <text:p text:style-name="P5">45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J20" office:value-type="string">
                  <text:p text:style-name="P5">В</text:p>
                </table:table-cell>
                <table:table-cell table:style-name="Table18.K20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1" office:value-type="string">
                  <text:p text:style-name="P5">21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21" office:value-type="string">
                  <text:p text:style-name="P5">Б</text:p>
                </table:table-cell>
                <table:table-cell table:style-name="Table18.D21" office:value-type="string">
                  <text:p text:style-name="P5">В</text:p>
                </table:table-cell>
                <table:table-cell table:style-name="Table18.E21" office:value-type="string">
                  <text:p text:style-name="P5"> </text:p>
                </table:table-cell>
                <table:table-cell table:style-name="Table18.F21" office:value-type="string">
                  <text:p text:style-name="P3"> </text:p>
                </table:table-cell>
                <table:table-cell table:style-name="Table18.G21" office:value-type="string">
                  <text:p text:style-name="P5">46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21" office:value-type="string">
                  <text:p text:style-name="P5">В</text:p>
                </table:table-cell>
                <table:table-cell table:style-name="Table18.K21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2" office:value-type="string">
                  <text:p text:style-name="P5">22</text:p>
                </table:table-cell>
                <table:table-cell table:style-name="Table18.B22" office:value-type="string">
                  <text:p text:style-name="P5">А</text:p>
                </table:table-cell>
                <table:table-cell table:style-name="Table18.C22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22" office:value-type="string">
                  <text:p text:style-name="P5"> </text:p>
                </table:table-cell>
                <table:table-cell table:style-name="Table18.F22" office:value-type="string">
                  <text:p text:style-name="P3"> </text:p>
                </table:table-cell>
                <table:table-cell table:style-name="Table18.G22" office:value-type="string">
                  <text:p text:style-name="P5">47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22" office:value-type="string">
                  <text:p text:style-name="P5">Б</text:p>
                </table:table-cell>
                <table:table-cell table:style-name="Table18.J22" office:value-type="string">
                  <text:p text:style-name="P5">В</text:p>
                </table:table-cell>
                <table:table-cell table:style-name="Table18.K22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3" office:value-type="string">
                  <text:p text:style-name="P5">23</text:p>
                </table:table-cell>
                <table:table-cell table:style-name="Table18.B23" office:value-type="string">
                  <text:p text:style-name="P5">А</text:p>
                </table:table-cell>
                <table:table-cell table:style-name="Table18.C23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23" office:value-type="string">
                  <text:p text:style-name="P5"> </text:p>
                </table:table-cell>
                <table:table-cell table:style-name="Table18.F23" office:value-type="string">
                  <text:p text:style-name="P3"> </text:p>
                </table:table-cell>
                <table:table-cell table:style-name="Table18.G23" office:value-type="string">
                  <text:p text:style-name="P5">48</text:p>
                </table:table-cell>
                <table:table-cell table:style-name="Table18.H23" office:value-type="string">
                  <text:p text:style-name="P5">А</text:p>
                </table:table-cell>
                <table:table-cell table:style-name="Table18.I23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K23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4" office:value-type="string">
                  <text:p text:style-name="P5">24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24" office:value-type="string">
                  <text:p text:style-name="P5">В</text:p>
                </table:table-cell>
                <table:table-cell table:style-name="Table18.E24" office:value-type="string">
                  <text:p text:style-name="P5"> </text:p>
                </table:table-cell>
                <table:table-cell table:style-name="Table18.F24" office:value-type="string">
                  <text:p text:style-name="P3"> </text:p>
                </table:table-cell>
                <table:table-cell table:style-name="Table18.G24" office:value-type="string">
                  <text:p text:style-name="P5">49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24" office:value-type="string">
                  <text:p text:style-name="P5">Б</text:p>
                </table:table-cell>
                <table:table-cell table:style-name="Table18.J24" office:value-type="string">
                  <text:p text:style-name="P5">В</text:p>
                </table:table-cell>
                <table:table-cell table:style-name="Table18.K24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5" office:value-type="string">
                  <text:p text:style-name="P5">25</text:p>
                </table:table-cell>
                <table:table-cell table:style-name="Table18.B25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25" office:value-type="string">
                  <text:p text:style-name="P5">В</text:p>
                </table:table-cell>
                <table:table-cell table:style-name="Table18.E25" office:value-type="string">
                  <text:p text:style-name="P5"> </text:p>
                </table:table-cell>
                <table:table-cell table:style-name="Table18.F25" office:value-type="string">
                  <text:p text:style-name="P3"> </text:p>
                </table:table-cell>
                <table:table-cell table:style-name="Table18.G25" office:value-type="string">
                  <text:p text:style-name="P5">50</text:p>
                </table:table-cell>
                <table:table-cell table:style-name="Table18.H25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25" office:value-type="string">
                  <text:p text:style-name="P5">В</text:p>
                </table:table-cell>
                <table:table-cell table:style-name="Table18.K25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6" office:value-type="string">
                  <text:p text:style-name="P6"> </text:p>
                </table:table-cell>
                <table:table-cell table:style-name="Table18.B26" office:value-type="string">
                  <text:p text:style-name="P6"> </text:p>
                </table:table-cell>
                <table:table-cell table:style-name="Table18.C26" office:value-type="string">
                  <text:p text:style-name="P6"> </text:p>
                </table:table-cell>
                <table:table-cell table:style-name="Table18.D26" office:value-type="string">
                  <text:p text:style-name="P6"> </text:p>
                </table:table-cell>
                <table:table-cell table:style-name="Table18.E26" office:value-type="string">
                  <text:p text:style-name="P6"> </text:p>
                </table:table-cell>
                <table:table-cell table:style-name="Table18.F26" office:value-type="string">
                  <text:p text:style-name="P1"> </text:p>
                </table:table-cell>
                <table:table-cell table:style-name="Table18.G26" office:value-type="string">
                  <text:p text:style-name="P6"> </text:p>
                </table:table-cell>
                <table:table-cell table:style-name="Table18.H26" office:value-type="string">
                  <text:p text:style-name="P6"> </text:p>
                </table:table-cell>
                <table:table-cell table:style-name="Table18.I26" office:value-type="string">
                  <text:p text:style-name="P6"> </text:p>
                </table:table-cell>
                <table:table-cell table:style-name="Table18.J26" office:value-type="string">
                  <text:p text:style-name="P6"> </text:p>
                </table:table-cell>
                <table:table-cell table:style-name="Table18.K26" office:value-type="string">
                  <text:p text:style-name="P6"> </text:p>
                </table:table-cell>
              </table:table-row>
              <table:table-row table:style-name="Table18.1">
                <table:table-cell table:style-name="Table18.A27" office:value-type="string">
                  <text:p text:style-name="P6"> </text:p>
                </table:table-cell>
                <table:table-cell table:style-name="Table18.B27" office:value-type="string">
                  <text:p text:style-name="P6"> </text:p>
                </table:table-cell>
                <table:table-cell table:style-name="Table18.C27" office:value-type="string">
                  <text:p text:style-name="P6"> </text:p>
                </table:table-cell>
                <table:table-cell table:style-name="Table18.D27" office:value-type="string">
                  <text:p text:style-name="P6"> </text:p>
                </table:table-cell>
                <table:table-cell table:style-name="Table18.E27" office:value-type="string">
                  <text:p text:style-name="P6"> </text:p>
                </table:table-cell>
                <table:table-cell table:style-name="Table18.F27" office:value-type="string">
                  <text:p text:style-name="P1"> </text:p>
                </table:table-cell>
                <table:table-cell table:style-name="Table18.G27" office:value-type="string">
                  <text:p text:style-name="P6"> </text:p>
                </table:table-cell>
                <table:table-cell table:style-name="Table18.H27" office:value-type="string">
                  <text:p text:style-name="P6"> </text:p>
                </table:table-cell>
                <table:table-cell table:style-name="Table18.I27" office:value-type="string">
                  <text:p text:style-name="P6"> </text:p>
                </table:table-cell>
                <table:table-cell table:style-name="Table18.J27" office:value-type="string">
                  <text:p text:style-name="P6"> </text:p>
                </table:table-cell>
                <table:table-cell table:style-name="Table18.K27" office:value-type="string">
                  <text:p text:style-name="P6"> </text:p>
                </table:table-cell>
              </table:table-row>
              <table:table-row table:style-name="Table18.1">
                <table:table-cell table:style-name="Table18.A1" office:value-type="string">
                  <text:p text:style-name="P5">51</text:p>
                </table:table-cell>
                <table:table-cell table:style-name="Table18.B28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28" office:value-type="string">
                  <text:p text:style-name="P5"> </text:p>
                </table:table-cell>
                <table:table-cell table:style-name="Table18.F28" office:value-type="string">
                  <text:p text:style-name="P3"> </text:p>
                </table:table-cell>
                <table:table-cell table:style-name="Table18.G28" office:value-type="string">
                  <text:p text:style-name="P5">76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28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28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29" office:value-type="string">
                  <text:p text:style-name="P5">52</text:p>
                </table:table-cell>
                <table:table-cell table:style-name="Table18.B29" office:value-type="string">
                  <text:p text:style-name="P5">А</text:p>
                </table:table-cell>
                <table:table-cell table:style-name="Table18.C29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29" office:value-type="string">
                  <text:p text:style-name="P5"> </text:p>
                </table:table-cell>
                <table:table-cell table:style-name="Table18.F29" office:value-type="string">
                  <text:p text:style-name="P3"> </text:p>
                </table:table-cell>
                <table:table-cell table:style-name="Table18.G29" office:value-type="string">
                  <text:p text:style-name="P5">77</text:p>
                </table:table-cell>
                <table:table-cell table:style-name="Table18.H29" office:value-type="string">
                  <text:p text:style-name="P5">А</text:p>
                </table:table-cell>
                <table:table-cell table:style-name="Table18.I29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29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0" office:value-type="string">
                  <text:p text:style-name="P5">53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C30" office:value-type="string">
                  <text:p text:style-name="P5">Б</text:p>
                </table:table-cell>
                <table:table-cell table:style-name="Table18.D30" office:value-type="string">
                  <text:p text:style-name="P5">В</text:p>
                </table:table-cell>
                <table:table-cell table:style-name="Table18.E30" office:value-type="string">
                  <text:p text:style-name="P5"> </text:p>
                </table:table-cell>
                <table:table-cell table:style-name="Table18.F30" office:value-type="string">
                  <text:p text:style-name="P3"> </text:p>
                </table:table-cell>
                <table:table-cell table:style-name="Table18.G30" office:value-type="string">
                  <text:p text:style-name="P5">78</text:p>
                </table:table-cell>
                <table:table-cell table:style-name="Table18.H30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30" office:value-type="string">
                  <text:p text:style-name="P5"> </text:p>
                </table:table-cell>
                <table:table-cell table:style-name="Table18.K30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1" office:value-type="string">
                  <text:p text:style-name="P5">54</text:p>
                </table:table-cell>
                <table:table-cell table:style-name="Table18.B31" office:value-type="string">
                  <text:p text:style-name="P5">А</text:p>
                </table:table-cell>
                <table:table-cell table:style-name="Table18.C31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31" office:value-type="string">
                  <text:p text:style-name="P5"> </text:p>
                </table:table-cell>
                <table:table-cell table:style-name="Table18.F31" office:value-type="string">
                  <text:p text:style-name="P3"> </text:p>
                </table:table-cell>
                <table:table-cell table:style-name="Table18.G31" office:value-type="string">
                  <text:p text:style-name="P5">79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31" office:value-type="string">
                  <text:p text:style-name="P5">Б</text:p>
                </table:table-cell>
                <table:table-cell table:style-name="Table18.J31" office:value-type="string">
                  <text:p text:style-name="P5"> </text:p>
                </table:table-cell>
                <table:table-cell table:style-name="Table18.K31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2" office:value-type="string">
                  <text:p text:style-name="P5">55</text:p>
                </table:table-cell>
                <table:table-cell table:style-name="Table18.B32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32" office:value-type="string">
                  <text:p text:style-name="P5"> </text:p>
                </table:table-cell>
                <table:table-cell table:style-name="Table18.F32" office:value-type="string">
                  <text:p text:style-name="P3"> </text:p>
                </table:table-cell>
                <table:table-cell table:style-name="Table18.G32" office:value-type="string">
                  <text:p text:style-name="P5">80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32" office:value-type="string">
                  <text:p text:style-name="P5">Б</text:p>
                </table:table-cell>
                <table:table-cell table:style-name="Table18.J32" office:value-type="string">
                  <text:p text:style-name="P5"> </text:p>
                </table:table-cell>
                <table:table-cell table:style-name="Table18.K32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3" office:value-type="string">
                  <text:p text:style-name="P5">56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C33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33" office:value-type="string">
                  <text:p text:style-name="P5"> </text:p>
                </table:table-cell>
                <table:table-cell table:style-name="Table18.F33" office:value-type="string">
                  <text:p text:style-name="P3"> </text:p>
                </table:table-cell>
                <table:table-cell table:style-name="Table18.G33" office:value-type="string">
                  <text:p text:style-name="P5">81</text:p>
                </table:table-cell>
                <table:table-cell table:style-name="Table18.H33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J33" office:value-type="string">
                  <text:p text:style-name="P5"> </text:p>
                </table:table-cell>
                <table:table-cell table:style-name="Table18.K33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4" office:value-type="string">
                  <text:p text:style-name="P5">57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34" office:value-type="string">
                  <text:p text:style-name="P5">В</text:p>
                </table:table-cell>
                <table:table-cell table:style-name="Table18.E34" office:value-type="string">
                  <text:p text:style-name="P5"> </text:p>
                </table:table-cell>
                <table:table-cell table:style-name="Table18.F34" office:value-type="string">
                  <text:p text:style-name="P3"> </text:p>
                </table:table-cell>
                <table:table-cell table:style-name="Table18.G34" office:value-type="string">
                  <text:p text:style-name="P5">82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34" office:value-type="string">
                  <text:p text:style-name="P5">Б</text:p>
                </table:table-cell>
                <table:table-cell table:style-name="Table18.J34" office:value-type="string">
                  <text:p text:style-name="P5"> </text:p>
                </table:table-cell>
                <table:table-cell table:style-name="Table18.K34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5" office:value-type="string">
                  <text:p text:style-name="P5">58</text:p>
                </table:table-cell>
                <table:table-cell table:style-name="Table18.B35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D35" office:value-type="string">
                  <text:p text:style-name="P5">В</text:p>
                </table:table-cell>
                <table:table-cell table:style-name="Table18.E35" office:value-type="string">
                  <text:p text:style-name="P5"> </text:p>
                </table:table-cell>
                <table:table-cell table:style-name="Table18.F35" office:value-type="string">
                  <text:p text:style-name="P3"> </text:p>
                </table:table-cell>
                <table:table-cell table:style-name="Table18.G35" office:value-type="string">
                  <text:p text:style-name="P5">83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35" office:value-type="string">
                  <text:p text:style-name="P5">Б</text:p>
                </table:table-cell>
                <table:table-cell table:style-name="Table18.J35" office:value-type="string">
                  <text:p text:style-name="P5"> </text:p>
                </table:table-cell>
                <table:table-cell table:style-name="Table18.K35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6" office:value-type="string">
                  <text:p text:style-name="P5">59</text:p>
                </table:table-cell>
                <table:table-cell table:style-name="Table18.B36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36" office:value-type="string">
                  <text:p text:style-name="P5">В</text:p>
                </table:table-cell>
                <table:table-cell table:style-name="Table18.E36" office:value-type="string">
                  <text:p text:style-name="P5"> </text:p>
                </table:table-cell>
                <table:table-cell table:style-name="Table18.F36" office:value-type="string">
                  <text:p text:style-name="P3"> </text:p>
                </table:table-cell>
                <table:table-cell table:style-name="Table18.G36" office:value-type="string">
                  <text:p text:style-name="P5">84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36" office:value-type="string">
                  <text:p text:style-name="P5">Б</text:p>
                </table:table-cell>
                <table:table-cell table:style-name="Table18.J36" office:value-type="string">
                  <text:p text:style-name="P5"> </text:p>
                </table:table-cell>
                <table:table-cell table:style-name="Table18.K36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7" office:value-type="string">
                  <text:p text:style-name="P5"><text:soft-page-break/>60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37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37" office:value-type="string">
                  <text:p text:style-name="P5"> </text:p>
                </table:table-cell>
                <table:table-cell table:style-name="Table18.F37" office:value-type="string">
                  <text:p text:style-name="P3"> </text:p>
                </table:table-cell>
                <table:table-cell table:style-name="Table18.G37" office:value-type="string">
                  <text:p text:style-name="P5">85</text:p>
                </table:table-cell>
                <table:table-cell table:style-name="Table18.H37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37" office:value-type="string">
                  <text:p text:style-name="P5"> </text:p>
                </table:table-cell>
                <table:table-cell table:style-name="Table18.K37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8" office:value-type="string">
                  <text:p text:style-name="P5">61</text:p>
                </table:table-cell>
                <table:table-cell table:style-name="Table18.B38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38" office:value-type="string">
                  <text:p text:style-name="P5"> </text:p>
                </table:table-cell>
                <table:table-cell table:style-name="Table18.F38" office:value-type="string">
                  <text:p text:style-name="P3"> </text:p>
                </table:table-cell>
                <table:table-cell table:style-name="Table18.G38" office:value-type="string">
                  <text:p text:style-name="P5">86</text:p>
                </table:table-cell>
                <table:table-cell table:style-name="Table18.H38" office:value-type="string">
                  <text:p text:style-name="P5">А</text:p>
                </table:table-cell>
                <table:table-cell table:style-name="Table18.C1" office:value-type="string">
                  <text:p text:style-name="P5">Б</text:p>
                </table:table-cell>
                <table:table-cell table:style-name="Table18.J38" office:value-type="string">
                  <text:p text:style-name="P5"> </text:p>
                </table:table-cell>
                <table:table-cell table:style-name="Table18.K38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39" office:value-type="string">
                  <text:p text:style-name="P5">62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39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39" office:value-type="string">
                  <text:p text:style-name="P5"> </text:p>
                </table:table-cell>
                <table:table-cell table:style-name="Table18.F39" office:value-type="string">
                  <text:p text:style-name="P3"> </text:p>
                </table:table-cell>
                <table:table-cell table:style-name="Table18.G39" office:value-type="string">
                  <text:p text:style-name="P5">87</text:p>
                </table:table-cell>
                <table:table-cell table:style-name="Table18.H39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39" office:value-type="string">
                  <text:p text:style-name="P5"> </text:p>
                </table:table-cell>
                <table:table-cell table:style-name="Table18.K39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0" office:value-type="string">
                  <text:p text:style-name="P5">63</text:p>
                </table:table-cell>
                <table:table-cell table:style-name="Table18.B40" office:value-type="string">
                  <text:p text:style-name="P5">А</text:p>
                </table:table-cell>
                <table:table-cell table:style-name="Table18.C40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40" office:value-type="string">
                  <text:p text:style-name="P5"> </text:p>
                </table:table-cell>
                <table:table-cell table:style-name="Table18.F40" office:value-type="string">
                  <text:p text:style-name="P3"> </text:p>
                </table:table-cell>
                <table:table-cell table:style-name="Table18.G40" office:value-type="string">
                  <text:p text:style-name="P5">88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40" office:value-type="string">
                  <text:p text:style-name="P5">Б</text:p>
                </table:table-cell>
                <table:table-cell table:style-name="Table18.J40" office:value-type="string">
                  <text:p text:style-name="P5"> </text:p>
                </table:table-cell>
                <table:table-cell table:style-name="Table18.K40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1" office:value-type="string">
                  <text:p text:style-name="P5">64</text:p>
                </table:table-cell>
                <table:table-cell table:style-name="Table18.B4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D41" office:value-type="string">
                  <text:p text:style-name="P5">В</text:p>
                </table:table-cell>
                <table:table-cell table:style-name="Table18.E41" office:value-type="string">
                  <text:p text:style-name="P5"> </text:p>
                </table:table-cell>
                <table:table-cell table:style-name="Table18.F41" office:value-type="string">
                  <text:p text:style-name="P3"> </text:p>
                </table:table-cell>
                <table:table-cell table:style-name="Table18.G41" office:value-type="string">
                  <text:p text:style-name="P5">89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41" office:value-type="string">
                  <text:p text:style-name="P5">Б</text:p>
                </table:table-cell>
                <table:table-cell table:style-name="Table18.J41" office:value-type="string">
                  <text:p text:style-name="P5"> </text:p>
                </table:table-cell>
                <table:table-cell table:style-name="Table18.K41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2" office:value-type="string">
                  <text:p text:style-name="P5">65</text:p>
                </table:table-cell>
                <table:table-cell table:style-name="Table18.B42" office:value-type="string">
                  <text:p text:style-name="P5">А</text:p>
                </table:table-cell>
                <table:table-cell table:style-name="Table18.C42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42" office:value-type="string">
                  <text:p text:style-name="P5"> </text:p>
                </table:table-cell>
                <table:table-cell table:style-name="Table18.F42" office:value-type="string">
                  <text:p text:style-name="P3"> </text:p>
                </table:table-cell>
                <table:table-cell table:style-name="Table18.G42" office:value-type="string">
                  <text:p text:style-name="P5">90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42" office:value-type="string">
                  <text:p text:style-name="P5">Б</text:p>
                </table:table-cell>
                <table:table-cell table:style-name="Table18.J42" office:value-type="string">
                  <text:p text:style-name="P5"> </text:p>
                </table:table-cell>
                <table:table-cell table:style-name="Table18.K42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3" office:value-type="string">
                  <text:p text:style-name="P5">66</text:p>
                </table:table-cell>
                <table:table-cell table:style-name="Table18.B43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43" office:value-type="string">
                  <text:p text:style-name="P5"> </text:p>
                </table:table-cell>
                <table:table-cell table:style-name="Table18.F43" office:value-type="string">
                  <text:p text:style-name="P3"> </text:p>
                </table:table-cell>
                <table:table-cell table:style-name="Table18.G43" office:value-type="string">
                  <text:p text:style-name="P5">91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I43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43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4" office:value-type="string">
                  <text:p text:style-name="P5">67</text:p>
                </table:table-cell>
                <table:table-cell table:style-name="Table18.B44" office:value-type="string">
                  <text:p text:style-name="P5">А</text:p>
                </table:table-cell>
                <table:table-cell table:style-name="Table18.C44" office:value-type="string">
                  <text:p text:style-name="P5">Б</text:p>
                </table:table-cell>
                <table:table-cell table:style-name="Table18.C1" office:value-type="string">
                  <text:p text:style-name="P5">В</text:p>
                </table:table-cell>
                <table:table-cell table:style-name="Table18.E44" office:value-type="string">
                  <text:p text:style-name="P5"> </text:p>
                </table:table-cell>
                <table:table-cell table:style-name="Table18.F44" office:value-type="string">
                  <text:p text:style-name="P3"> </text:p>
                </table:table-cell>
                <table:table-cell table:style-name="Table18.G44" office:value-type="string">
                  <text:p text:style-name="P5">92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44" office:value-type="string">
                  <text:p text:style-name="P5">Б</text:p>
                </table:table-cell>
                <table:table-cell table:style-name="Table18.J44" office:value-type="string">
                  <text:p text:style-name="P5">В</text:p>
                </table:table-cell>
                <table:table-cell table:style-name="Table18.K44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5" office:value-type="string">
                  <text:p text:style-name="P5">68</text:p>
                </table:table-cell>
                <table:table-cell table:style-name="Table18.B45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45" office:value-type="string">
                  <text:p text:style-name="P5"> </text:p>
                </table:table-cell>
                <table:table-cell table:style-name="Table18.F45" office:value-type="string">
                  <text:p text:style-name="P3"> </text:p>
                </table:table-cell>
                <table:table-cell table:style-name="Table18.G45" office:value-type="string">
                  <text:p text:style-name="P5">93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45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K45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6" office:value-type="string">
                  <text:p text:style-name="P5">69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B1" office:value-type="string">
                  <text:p text:style-name="P5">Б</text:p>
                </table:table-cell>
                <table:table-cell table:style-name="Table18.D46" office:value-type="string">
                  <text:p text:style-name="P5">В</text:p>
                </table:table-cell>
                <table:table-cell table:style-name="Table18.E46" office:value-type="string">
                  <text:p text:style-name="P5"> </text:p>
                </table:table-cell>
                <table:table-cell table:style-name="Table18.F46" office:value-type="string">
                  <text:p text:style-name="P3"> </text:p>
                </table:table-cell>
                <table:table-cell table:style-name="Table18.G46" office:value-type="string">
                  <text:p text:style-name="P5">94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I46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46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7" office:value-type="string">
                  <text:p text:style-name="P5">70</text:p>
                </table:table-cell>
                <table:table-cell table:style-name="Table18.B47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47" office:value-type="string">
                  <text:p text:style-name="P5"> </text:p>
                </table:table-cell>
                <table:table-cell table:style-name="Table18.F47" office:value-type="string">
                  <text:p text:style-name="P3"> </text:p>
                </table:table-cell>
                <table:table-cell table:style-name="Table18.G47" office:value-type="string">
                  <text:p text:style-name="P5">95</text:p>
                </table:table-cell>
                <table:table-cell table:style-name="Table18.B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47" office:value-type="string">
                  <text:p text:style-name="P5">В</text:p>
                </table:table-cell>
                <table:table-cell table:style-name="Table18.K47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8" office:value-type="string">
                  <text:p text:style-name="P5">71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48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48" office:value-type="string">
                  <text:p text:style-name="P5"> </text:p>
                </table:table-cell>
                <table:table-cell table:style-name="Table18.F48" office:value-type="string">
                  <text:p text:style-name="P3"> </text:p>
                </table:table-cell>
                <table:table-cell table:style-name="Table18.G48" office:value-type="string">
                  <text:p text:style-name="P5">96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I48" office:value-type="string">
                  <text:p text:style-name="P5">Б</text:p>
                </table:table-cell>
                <table:table-cell table:style-name="Table18.J48" office:value-type="string">
                  <text:p text:style-name="P5">В</text:p>
                </table:table-cell>
                <table:table-cell table:style-name="Table18.K48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49" office:value-type="string">
                  <text:p text:style-name="P5">72</text:p>
                </table:table-cell>
                <table:table-cell table:style-name="Table18.B49" office:value-type="string">
                  <text:p text:style-name="P5">А</text:p>
                </table:table-cell>
                <table:table-cell table:style-name="Table18.C49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49" office:value-type="string">
                  <text:p text:style-name="P5"> </text:p>
                </table:table-cell>
                <table:table-cell table:style-name="Table18.F49" office:value-type="string">
                  <text:p text:style-name="P3"> </text:p>
                </table:table-cell>
                <table:table-cell table:style-name="Table18.G49" office:value-type="string">
                  <text:p text:style-name="P5">97</text:p>
                </table:table-cell>
                <table:table-cell table:style-name="Table18.H49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49" office:value-type="string">
                  <text:p text:style-name="P5">В</text:p>
                </table:table-cell>
                <table:table-cell table:style-name="Table18.K49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50" office:value-type="string">
                  <text:p text:style-name="P5">73</text:p>
                </table:table-cell>
                <table:table-cell table:style-name="Table18.H6" office:value-type="string">
                  <text:p text:style-name="P5">А</text:p>
                </table:table-cell>
                <table:table-cell table:style-name="Table18.C50" office:value-type="string">
                  <text:p text:style-name="P5">Б</text:p>
                </table:table-cell>
                <table:table-cell table:style-name="Table18.D50" office:value-type="string">
                  <text:p text:style-name="P5">В</text:p>
                </table:table-cell>
                <table:table-cell table:style-name="Table18.E50" office:value-type="string">
                  <text:p text:style-name="P5"> </text:p>
                </table:table-cell>
                <table:table-cell table:style-name="Table18.F50" office:value-type="string">
                  <text:p text:style-name="P3"> </text:p>
                </table:table-cell>
                <table:table-cell table:style-name="Table18.G50" office:value-type="string">
                  <text:p text:style-name="P5">98</text:p>
                </table:table-cell>
                <table:table-cell table:style-name="Table18.C1" office:value-type="string">
                  <text:p text:style-name="P5">А</text:p>
                </table:table-cell>
                <table:table-cell table:style-name="Table18.I50" office:value-type="string">
                  <text:p text:style-name="P5">Б</text:p>
                </table:table-cell>
                <table:table-cell table:style-name="Table18.J50" office:value-type="string">
                  <text:p text:style-name="P5">В</text:p>
                </table:table-cell>
                <table:table-cell table:style-name="Table18.K50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51" office:value-type="string">
                  <text:p text:style-name="P5">74</text:p>
                </table:table-cell>
                <table:table-cell table:style-name="Table18.B51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B1" office:value-type="string">
                  <text:p text:style-name="P5">В</text:p>
                </table:table-cell>
                <table:table-cell table:style-name="Table18.E51" office:value-type="string">
                  <text:p text:style-name="P5"> </text:p>
                </table:table-cell>
                <table:table-cell table:style-name="Table18.F51" office:value-type="string">
                  <text:p text:style-name="P3"> </text:p>
                </table:table-cell>
                <table:table-cell table:style-name="Table18.G51" office:value-type="string">
                  <text:p text:style-name="P5">99</text:p>
                </table:table-cell>
                <table:table-cell table:style-name="Table18.H51" office:value-type="string">
                  <text:p text:style-name="P5">А</text:p>
                </table:table-cell>
                <table:table-cell table:style-name="Table18.I51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K51" office:value-type="string">
                  <text:p text:style-name="P5"> </text:p>
                </table:table-cell>
              </table:table-row>
              <table:table-row table:style-name="Table18.1">
                <table:table-cell table:style-name="Table18.A52" office:value-type="string">
                  <text:p text:style-name="P5">75</text:p>
                </table:table-cell>
                <table:table-cell table:style-name="Table18.B52" office:value-type="string">
                  <text:p text:style-name="P5">А</text:p>
                </table:table-cell>
                <table:table-cell table:style-name="Table18.C52" office:value-type="string">
                  <text:p text:style-name="P5">Б</text:p>
                </table:table-cell>
                <table:table-cell table:style-name="Table18.H6" office:value-type="string">
                  <text:p text:style-name="P5">В</text:p>
                </table:table-cell>
                <table:table-cell table:style-name="Table18.E52" office:value-type="string">
                  <text:p text:style-name="P5"> </text:p>
                </table:table-cell>
                <table:table-cell table:style-name="Table18.F52" office:value-type="string">
                  <text:p text:style-name="P3"> </text:p>
                </table:table-cell>
                <table:table-cell table:style-name="Table18.G52" office:value-type="string">
                  <text:p text:style-name="P5">100</text:p>
                </table:table-cell>
                <table:table-cell table:style-name="Table18.H52" office:value-type="string">
                  <text:p text:style-name="P5">А</text:p>
                </table:table-cell>
                <table:table-cell table:style-name="Table18.H6" office:value-type="string">
                  <text:p text:style-name="P5">Б</text:p>
                </table:table-cell>
                <table:table-cell table:style-name="Table18.J52" office:value-type="string">
                  <text:p text:style-name="P5">В</text:p>
                </table:table-cell>
                <table:table-cell table:style-name="Table18.K52" office:value-type="string">
                  <text:p text:style-name="P5"> </text:p>
                </table:table-cell>
              </table:table-row>
            </table:table>
            <text:p text:style-name="P2"> </text:p>
          </table:table-cell>
        </table:table-row>
      </table:table>
      <text:p text:style-name="P4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apple-style-span" style:family="text" style:parent-style-name="Основной_20_шрифт_20_абзаца"/>
    <style:style style:name="apple-converted-space" style:family="text" style:parent-style-name="Основной_20_шрифт_20_абзаца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1-02-07T10:31:00</meta:creation-date>
    <dc:creator>Miklos </dc:creator>
    <dc:date>2016-03-23T16:10:30.749870435</dc:date>
    <meta:editing-cycles>3</meta:editing-cycles>
    <meta:editing-duration>PT1M10S</meta:editing-duration>
    <meta:generator>LibreOfficeDev/5.2.0.0.alpha0$Linux_X86_64 LibreOffice_project/537da8540344db2a8f4f6de36569dad4ade0608f</meta:generator>
    <meta:document-statistic meta:table-count="2" meta:image-count="0" meta:object-count="0" meta:page-count="2" meta:paragraph-count="574" meta:word-count="384" meta:character-count="666" meta:non-whitespace-character-count="476"/>
  </office:meta>
</office:document-meta>
</file>